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itle">
      <style:paragraph-properties fo:line-height="100%"/>
    </style:style>
    <style:style style:name="P3" style:family="paragraph" style:parent-style-name="Text_20_body" style:list-style-name="L1">
      <style:paragraph-properties fo:line-height="100%"/>
    </style:style>
    <style:style style:name="P4" style:family="paragraph" style:parent-style-name="Text_20_body" style:list-style-name="L1">
      <style:paragraph-properties fo:line-height="100%"/>
      <style:text-properties fo:font-weight="normal" style:font-weight-asian="normal" style:font-weight-complex="normal"/>
    </style:style>
    <style:style style:name="P5" style:family="paragraph" style:parent-style-name="Text_20_body" style:list-style-name="L2">
      <style:paragraph-properties fo:line-height="100%"/>
      <style:text-properties fo:font-weight="normal" style:font-weight-asian="normal" style:font-weight-complex="normal"/>
    </style:style>
    <style:style style:name="P6" style:family="paragraph" style:parent-style-name="Text_20_body" style:list-style-name="L3">
      <style:paragraph-properties fo:line-height="100%"/>
      <style:text-properties fo:font-weight="normal" style:font-weight-asian="normal" style:font-weight-complex="normal"/>
    </style:style>
    <style:style style:name="P7" style:family="paragraph" style:parent-style-name="Text_20_body" style:list-style-name="L4">
      <style:paragraph-properties fo:line-height="1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mal OpenRISC System on Chip</text:p>
      <text:p text:style-name="P2">How To</text:p>
      <text:h text:style-name="Heading_20_1" text:outline-level="1">Download IP cores</text:h>
      <text:list xml:id="list1405476109" text:style-name="L1">
        <text:list-item>
          <text:p text:style-name="P3">download minsoc</text:p>
        </text:list-item>
        <text:list-item>
          <text:p text:style-name="P3">download further necessary IP cores</text:p>
          <text:list>
            <text:list-item>
              <text:p text:style-name="P3">cd minsoc/rtl/verilog</text:p>
            </text:list-item>
            <text:list-item>
              <text:p text:style-name="P3">svn co http://opencores.org/ocsvn/adv_debug_sys/adv_debug_sys/trunk adv_debug_sys</text:p>
            </text:list-item>
            <text:list-item>
              <text:p text:style-name="P3">svn co http://opencores.org/ocsvn/ethmac/ethmac/trunk ethmac</text:p>
            </text:list-item>
            <text:list-item>
              <text:p text:style-name="P3">svn co http://opencores.org/ocsvn/openrisc/openrisc/trunk/or1200 or1200</text:p>
            </text:list-item>
            <text:list-item>
              <text:p text:style-name="P3">svn co http://opencores.org/ocsvn/uart16550/uart16550/trunk uart16550</text:p>
            </text:list-item>
          </text:list>
        </text:list-item>
      </text:list>
      <text:h text:style-name="Heading_20_1" text:outline-level="1">Install GNU toolchain and adv_jtag_bridge</text:h>
      <text:list xml:id="list1468537561" text:continue-list="list1405476109" text:style-name="L1">
        <text:list-item text:start-value="1">
          <text:p text:style-name="P3">Follow: <text:a xlink:type="simple" xlink:href="http://www.opencores.org/openrisc,gnu_toolchain">http://www.opencores.org/openrisc,gnu_toolchain</text:a> <text:s/>(to install binutils, gcc, gdb)</text:p>
        </text:list-item>
        <text:list-item>
          <text:p text:style-name="P3">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3">change the Makefile in Software/adv_jtag_bridge and compile the software using make. </text:p>
              <text:list>
                <text:list-item>
                  <text:p text:style-name="P3">change Makefile line 34, “INCLUDE_JSP_SERVER=true” to “INCLUDE_JSP_SERVER=false”</text:p>
                </text:list-item>
                <text:list-item>
                  <text:p text:style-name="P3">make</text:p>
                </text:list-item>
                <text:list-item>
                  <text:p text:style-name="P3">sudo make install</text:p>
                </text:list-item>
              </text:list>
            </text:list-item>
            <text:list-item>
              <text:p text:style-name="P3">Copy the description file of your FPGA to your home directory “cp /opt/Xilinx/10.1/ISE/spartan3e/data/xc3s500e_fg320.bsd ~/”</text:p>
            </text:list-item>
          </text:list>
        </text:list-item>
        <text:list-item>
          <text:p text:style-name="P3">With the adv_jtag_bridge you can also debug your simulation. To do so, the simulation has to include a vpi module. This has to be compiled by your system. The sources are found under “minsoc/adv_debug_sys/Software/adv_jtag_bridge/sim_lib/icarus”.</text:p>
          <text:list>
            <text:list-item>
              <text:p text:style-name="P3">cd <text:s/>minsoc/adv_debug_sys/Software/adv_jtag_bridge/sim_lib/icarus</text:p>
            </text:list-item>
            <text:list-item>
              <text:p text:style-name="P3">make</text:p>
            </text:list-item>
            <text:list-item>
              <text:p text:style-name="P3">cp minsoc_adv_debug_sys/Software/adv_jtag_bridge/sim_lib/icarus/jp-io-vpi.vpi minsoc/bench/verilog/vpi</text:p>
            </text:list-item>
          </text:list>
        </text:list-item>
        <text:list-item>
          <text:p text:style-name="P3">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3"><text:soft-page-break/>cp minsoc/adv_debug_sys/Software/adv_jtag_bridge/gdb-6.8-bz436037-reg-no-longer-active.patch toolchain_build_directory/gdb-6.8</text:p>
            </text:list-item>
            <text:list-item>
              <text:p text:style-name="P3">cd toolchain_build_directory/gdb-6.8</text:p>
            </text:list-item>
            <text:list-item>
              <text:p text:style-name="P3">patch -p1 &lt; gdb-6.8-bz436037-reg-no-longer-active.patch</text:p>
            </text:list-item>
            <text:list-item>
              <text:p text:style-name="P3">make</text:p>
            </text:list-item>
            <text:list-item>
              <text:p text:style-name="P3">sudo make install</text:p>
            </text:list-item>
          </text:list>
        </text:list-item>
      </text:list>
      <text:h text:style-name="Heading_20_1" text:outline-level="1">Compile Software</text:h>
      <text:list xml:id="list132373122" text:continue-list="list1468537561" text:style-name="L1">
        <text:list-item text:start-value="1">
          <text:p text:style-name="P3">edit sw/support/orp.ld line 14 LENGTH = 0x00006E00 to</text:p>
          <text:list>
            <text:list-item>
              <text:p text:style-name="P3">your memory amount in Bytes<draw:frame draw:style-name="fr1" draw:name="Object2" text:anchor-type="as-char" svg:width="1.248in" svg:height="0.2075in" draw:z-index="0"><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p text:style-name="P1"><text:tab/><text:tab/><draw:frame draw:style-name="fr1" draw:name="Object3" text:anchor-type="as-char" svg:width="1.248in" svg:height="0.2075in" draw:z-index="1"><draw:object xlink:href="./Object 3" xlink:type="simple" xlink:show="embed" xlink:actuate="onLoad"/><draw:image xlink:href="./ObjectReplacements/Object 3" xlink:type="simple" xlink:show="embed" xlink:actuate="onLoad"/></draw:frame>minus ORIGIN = 0x00001200 </text:p>
      <text:p text:style-name="P1"><text:tab/><text:tab/>(e.g. 4*2^13 = 32,768 Bytes = 0x8000 | LENGTH = 0x8000 – 0x1200 = 0x6E00)</text:p>
      <text:list xml:id="list1517130964" text:continue-numbering="true" text:style-name="L1">
        <text:list-item>
          <text:p text:style-name="P3">select your STACK size on board.h line 16 #define STACK_SIZE <text:s text:c="5"/>0x01000</text:p>
          <text:list>
            <text:list-item>
              <text:p text:style-name="P3">change your IN_CLK if not using 25000000 (25MHz)</text:p>
            </text:list-item>
          </text:list>
        </text:list-item>
        <text:list-item>
          <text:p text:style-name="P3">inside of sw/support make clean, make all</text:p>
        </text:list-item>
        <text:list-item>
          <text:p text:style-name="P3">inside of sw/utils make clean, make all</text:p>
        </text:list-item>
        <text:list-item>
          <text:p text:style-name="P3">inside of the target software (e.g. sw/uart) make clean, make all</text:p>
        </text:list-item>
      </text:list>
      <text:h text:style-name="Heading_20_1" text:outline-level="1">Simulation</text:h>
      <text:list xml:id="list2180331973" text:continue-list="list1517130964" text:style-name="L1">
        <text:list-item text:start-value="1">
          <text:p text:style-name="P3">Install Icarus Verilog</text:p>
          <text:list>
            <text:list-item>
              <text:p text:style-name="P3">You will need <text:s/>at least version 0.9.1 (<text:a xlink:type="simple" xlink:href="ftp://ftp.icarus.com/pub/eda/verilog/v0.9/">ftp://ftp.icarus.com/pub/eda/verilog/v0.9/</text:a>)</text:p>
            </text:list-item>
          </text:list>
        </text:list-item>
        <text:list-item>
          <text:p text:style-name="P3">configure your system: minsoc_defines.v <text:span text:style-name="T1">(not necessary)</text:span></text:p>
          <text:list>
            <text:list-item>
              <text:p text:style-name="P4"><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3"><text:span text:style-name="T1">Previous to revision 17:</text:span> if you uncomment “`define ETHERNET” you have to:</text:p>
              <text:list>
                <text:list-item>
                  <text:p text:style-name="P3">edit “minsoc/sim/run/generate_bench”:</text:p>
                  <text:list>
                    <text:list-item>
                      <text:p text:style-name="P3">substitute “../bin/minsoc_model_fast.txt” for “../bin/minsoc_model_complete.txt”</text:p>
                    </text:list-item>
                  </text:list>
                </text:list-item>
                <text:list-item>
                  <text:p text:style-name="P3">THIS WILL SLOW DOWN YOUR SIMULATION BY FACTOR 300</text:p>
                </text:list-item>
              </text:list>
            </text:list-item>
          </text:list>
        </text:list-item>
        <text:list-item>
          <text:p text:style-name="P3">configure minsoc_bench_defines.v <text:span text:style-name="T1">(not necessary)</text:span></text:p>
          <text:list>
            <text:list-item>
              <text:p text:style-name="P3">Your testbench will use a memory model, not actually the same memory controller the implementation uses. This enables the option “`define INITIALIZE_MEMORY_MODEL”, where the firmware is loaded to the memory before testbench start. </text:p>
            </text:list-item>
            <text:list-item>
              <text:p text:style-name="P3">You may use the actual implementation memory:</text:p>
              <text:list>
                <text:list-item>
                  <text:p text:style-name="P3">comment “`define INITIALIZE_MEMORY_MODEL”</text:p>
                </text:list-item>
                <text:list-item>
                  <text:p text:style-name="P3"><text:soft-page-break/>edit minsoc/sim/run/generate_bench</text:p>
                  <text:list>
                    <text:list-item>
                      <text:p text:style-name="P3">substitute “../bin/minsoc_model.txt” for “../bin/minsoc_memory.txt”</text:p>
                    </text:list-item>
                  </text:list>
                </text:list-item>
                <text:list-item>
                  <text:p text:style-name="P3">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3">Modify testbench <text:span text:style-name="T1">(not necessary)</text:span></text:p>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3">command to start testbench and select firmware</text:p>
          <text:list>
            <text:list-item>
              <text:p text:style-name="P3">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
        </text:list-item>
      </text:list>
      <text:h text:style-name="Heading_20_2" text:outline-level="2">Debuging the testbench (3 terminals)</text:h>
      <text:list xml:id="list297936247" text:continue-list="list2180331973" text:style-name="L1">
        <text:list-item text:start-value="1">
          <text:p text:style-name="P3">terminal 1: 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item>
          <text:p text:style-name="P3">terminal 2: from minsoc/sim/run</text:p>
          <text:list>
            <text:list-item>
              <text:p text:style-name="P3">./start_server</text:p>
            </text:list-item>
          </text:list>
        </text:list-item>
        <text:list-item>
          <text:p text:style-name="P3">terminal 3: at minsoc/sw/uart</text:p>
          <text:list>
            <text:list-item>
              <text:p text:style-name="P3">or32-elf-gdb uart-nocache.or32</text:p>
            </text:list-item>
            <text:list-item>
              <text:p text:style-name="P3">target remote :9999</text:p>
            </text:list-item>
            <text:list-item>
              <text:p text:style-name="P3">load<text:tab/></text:p>
              <text:list>
                <text:list-item>
                  <text:p text:style-name="P3">if you have INITIALIZE_MEMORY_MODEL enabled you don't have to do this</text:p>
                </text:list-item>
                <text:list-item>
                  <text:p text:style-name="P3">if you have START_UP and waited for the message: “Memory start-up completed...” you also don't need this</text:p>
                </text:list-item>
              </text:list>
            </text:list-item>
            <text:list-item>
              <text:p text:style-name="P3">set $pc=0x100</text:p>
            </text:list-item>
            <text:list-item>
              <text:p text:style-name="P3">c</text:p>
            </text:list-item>
          </text:list>
        </text:list-item>
      </text:list>
      <text:h text:style-name="Heading_20_1" text:outline-level="1">Implementation</text:h>
      <text:list xml:id="list738507096" text:continue-list="list297936247" text:style-name="L1">
        <text:list-item text:start-value="1">
          <text:p text:style-name="P3">configure minsoc_defines.v (recommended values for different devices under 7. Examples)</text:p>
          <text:list>
            <text:list-item>
              <text:p text:style-name="P3">Select your FPGA device by uncommenting its manufacturer and commenting all other manufacturers. Select then your FPGA model by uncommenting it in case you have a Xilinx <text:soft-page-break/>FPGA, for Altera comment all out. </text:p>
            </text:list-item>
            <text:list-item>
              <text:p text:style-name="P3">`define MEMORY_ADR_WIDTH 13 defines the amount of memory you get. The depth is defined by <draw:frame draw:style-name="fr1" draw:name="Object1" text:anchor-type="as-char" svg:width="1.102in" svg:height="0.2075in" draw:z-index="2"><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item>
              <text:p text:style-name="P3">choose a clock division for your global clock related to your design max speed by changing the definition: "`define CLOCK_DIVISOR 5". If you have an Altera device please use only even numbers for the division, odd numbers are going to be rounded down. </text:p>
            </text:list-item>
            <text:list-item>
              <text:p text:style-name="P3">Define your RESET polarity: uncomment "`define POSITIVE_RESET" for an active high reset or "`define NEGATIVE_RESET" for an active low reset and comment the other. </text:p>
            </text:list-item>
          </text:list>
        </text:list-item>
        <text:list-item>
          <text:p text:style-name="P3">configure or1200_defines.v (optional -&gt; reduce logic usage) (recommended values for different devices under 7. Examples)</text:p>
          <text:list>
            <text:list-item>
              <text:p text:style-name="P3">Target FPGA memories (OR1200_XILINX_RAMB16 for Xilinx, Spartan 3 and above, OR1200_ALTERA_LPM for all Altera)</text:p>
            </text:list-item>
            <text:list-item>
              <text:p text:style-name="P3">Type of register file RAM (generic, twoport or <text:span text:style-name="T2">dual port</text:span>) (dual port is supported by Xilinx BRAM and Altera)<text:span text:style-name="T1">(select only one of the three)</text:span></text:p>
            </text:list-item>
            <text:list-item>
              <text:p text:style-name="P4">If not using Linux you can comment out OR1200_QMEM_IMPLEMENTED.</text:p>
            </text:list-item>
          </text:list>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3">define user constrains for system pinout (edit backend/yourboard.ucf file)</text:p>
        </text:list-item>
        <text:list-item>
          <text:p text:style-name="P3">create project in project manager (ISE, Quartus), include files</text:p>
        </text:list-item>
        <text:list-item>
          <text:p text:style-name="P3">synthesize, P&amp;R and upload bitfile</text:p>
        </text:list-item>
        <text:list-item>
          <text:p text:style-name="P3">connect the cable to the selected JTAG TAP</text:p>
        </text:list-item>
      </text:list>
      <text:h text:style-name="Heading_20_1" text:outline-level="1">Software Upload and Debugging</text:h>
      <text:p text:style-name="P1">Upload software and debug for simulation and implementation using GDB</text:p>
      <text:list xml:id="list546031781" text:continue-list="list738507096" text:style-name="L1">
        <text:list-item text:start-value="1">
          <text:p text:style-name="P3">start adv_jtag_bridge</text:p>
          <text:list>
            <text:list-item>
              <text:p text:style-name="P3">cd ~/</text:p>
            </text:list-item>
            <text:list-item>
              <text:p text:style-name="P3">sudo adv_jtag_bridge xpc3 (xess, usbblaster, xpc_usb, ft2232)</text:p>
            </text:list-item>
            <text:list-item>
              <text:p text:style-name="P3">Let the program running and open another terminal</text:p>
            </text:list-item>
          </text:list>
        </text:list-item>
        <text:list-item>
          <text:p text:style-name="P3">Open a terminal program (e.g. gtkterm) </text:p>
          <text:list>
            <text:list-item>
              <text:p text:style-name="P3">configure port to a serial port connected to your board</text:p>
            </text:list-item>
            <text:list-item>
              <text:p text:style-name="P3">configure bitrate to 115200</text:p>
            </text:list-item>
          </text:list>
        </text:list-item>
        <text:list-item>
          <text:p text:style-name="P3">start gdb, load firmware (example)</text:p>
          <text:list>
            <text:list-item>
              <text:p text:style-name="P3">cd minsoc/sw/uart</text:p>
            </text:list-item>
            <text:list-item>
              <text:p text:style-name="P3">or32-elf-gdb uart-nocache.or32</text:p>
            </text:list-item>
            <text:list-item>
              <text:p text:style-name="P3">target remote :9999</text:p>
            </text:list-item>
            <text:list-item>
              <text:p text:style-name="P3">load</text:p>
            </text:list-item>
            <text:list-item>
              <text:p text:style-name="P3"><text:soft-page-break/>set $pc=0x100</text:p>
            </text:list-item>
            <text:list-item>
              <text:p text:style-name="P3">c</text:p>
            </text:list-item>
          </text:list>
        </text:list-item>
        <text:list-item>
          <text:p text:style-name="P3">Inside of gtkterm “Hello World.” should have appeared, if you press any key inside of gtkterm the processor will return the next alphabetical letter (press a, it returns b)</text:p>
        </text:list-item>
      </text:list>
      <text:h text:style-name="Heading_20_1" text:outline-level="1">Examples</text:h>
      <text:p text:style-name="P1">Note: different constraint files for different boards → inside of backend directory</text:p>
      <text:list xml:id="list1375689001" text:continue-list="list546031781" text:style-name="L1">
        <text:list-item text:start-value="1">
          <text:p text:style-name="P3">Spartan 3A DSP 1800</text:p>
          <text:list>
            <text:list-item>
              <text:p text:style-name="P3">minsoc_defines.v</text:p>
              <text:list>
                <text:list-item>
                  <text:p text:style-name="P3">no definitions change, ready to go</text:p>
                </text:list-item>
              </text:list>
            </text:list-item>
            <text:list-item>
              <text:p text:style-name="P4">or1200_defines.v (optional, reduce logic use)</text:p>
              <text:list>
                <text:list-item>
                  <text:p text:style-name="P4">uncomment `define OR1200_XILINX_RAMB16</text:p>
                </text:list-item>
                <text:list-item>
                  <text:p text:style-name="P4">uncomment `define OR1200_RFRAM_DUALPORT</text:p>
                </text:list-item>
                <text:list-item>
                  <text:p text:style-name="P4">comment `define OR1200_RFRAM_GENERIC</text:p>
                </text:list-item>
              </text:list>
            </text:list-item>
          </text:list>
        </text:list-item>
        <text:list-item>
          <text:p text:style-name="P3">Spartan 3E Starter Kit <text:span text:style-name="T1">no Ethernet</text:span></text:p>
          <text:list>
            <text:list-item>
              <text:p text:style-name="P4">minsoc_defines.v</text:p>
              <text:list>
                <text:list-item>
                  <text:p text:style-name="P4">comment `define SPARTAN3A</text:p>
                </text:list-item>
                <text:list-item>
                  <text:p text:style-name="P4">uncomment `define SPARTAN3E</text:p>
                </text:list-item>
                <text:list-item>
                  <text:p text:style-name="P4">change CLOCK_DIVISOR from 5 to 2</text:p>
                </text:list-item>
                <text:list-item>
                  <text:p text:style-name="P4">comment `define ETHERNET</text:p>
                </text:list-item>
              </text:list>
            </text:list-item>
            <text:list-item>
              <text:p text:style-name="P4">or1200_defines.v</text:p>
              <text:list>
                <text:list-item>
                  <text:p text:style-name="P4">uncomment `define OR1200_XILINX_RAMB16</text:p>
                </text:list-item>
              </text:list>
            </text:list-item>
          </text:list>
        </text:list-item>
        <text:list-item>
          <text:p text:style-name="P4">Spartan 3E Starter Kit <text:span text:style-name="T1">with Ethernet</text:span></text:p>
          <text:list>
            <text:list-item>
              <text:p text:style-name="P4">Synthesis properties:</text:p>
              <text:list>
                <text:list-item>
                  <text:p text:style-name="P4">Optimization Goal: Area</text:p>
                </text:list-item>
                <text:list-item>
                  <text:p text:style-name="P4">Optimization Effort: High</text:p>
                </text:list-item>
              </text:list>
            </text:list-item>
            <text:list-item>
              <text:p text:style-name="P4">minsoc_defines.v</text:p>
              <text:list>
                <text:list-item>
                  <text:p text:style-name="P4">comment `define SPARTAN3A</text:p>
                </text:list-item>
                <text:list-item>
                  <text:p text:style-name="P4">uncomment `define SPARTAN3E</text:p>
                </text:list-item>
                <text:list-item>
                  <text:p text:style-name="P4">let CLOCK_DIVISOR at 5</text:p>
                </text:list-item>
                <text:list-item>
                  <text:p text:style-name="P4">change MEMORY_ADR_WIDTH <text:s/>from 13 to 12</text:p>
                </text:list-item>
                <text:list-item>
                  <text:p text:style-name="P4">uncomment `define ETHERNET</text:p>
                </text:list-item>
                <text:list-item>
                  <text:p text:style-name="P4">comment `define UART</text:p>
                  <text:list>
                    <text:list-item>
                      <text:p text:style-name="P4"><text:soft-page-break/>this is not necessary, though you will get 99% device usage if not commenting, 89% otherwise. </text:p>
                    </text:list-item>
                  </text:list>
                </text:list-item>
              </text:list>
            </text:list-item>
            <text:list-item>
              <text:p text:style-name="P4">or1200_defines.v</text:p>
              <text:list>
                <text:list-item>
                  <text:p text:style-name="P4">uncomment `define OR1200_XILINX_RAMB16</text:p>
                </text:list-item>
                <text:list-item>
                  <text:p text:style-name="P4">comment `define OR1200_MULT_IMPLEMENTED</text:p>
                </text:list-item>
                <text:list-item>
                  <text:p text:style-name="P4">comment `define OR1200_MAC_IMPLEMENTED</text:p>
                </text:list-item>
                <text:list-item>
                  <text:p text:style-name="P4">uncomment `define OR1200_RFRAM_DUALPORT</text:p>
                </text:list-item>
                <text:list-item>
                  <text:p text:style-name="P4">comment `define OR1200_RFRAM_GENERIC</text:p>
                </text:list-item>
                <text:list-item>
                  <text:p text:style-name="P4">comment `define OR1200_PM_IMPLEMENTED</text:p>
                </text:list-item>
                <text:list-item>
                  <text:p text:style-name="P4">comment `define OR1200_QMEM_IMPLEMENTED</text:p>
                </text:list-item>
                <text:list-item>
                  <text:p text:style-name="P4">comment `define OR1200_CFGR_IMPLEMENTED</text:p>
                </text:list-item>
              </text:list>
            </text:list-item>
            <text:list-item>
              <text:p text:style-name="P4">eth_defines.v</text:p>
              <text:list>
                <text:list-item>
                  <text:p text:style-name="P4">uncomment `define ETH_FIFO_XILINX</text:p>
                </text:list-item>
                <text:list-item>
                  <text:p text:style-name="P4">uncomment `define ETH_XILINX_RAMB4</text:p>
                </text:list-item>
              </text:list>
            </text:list-item>
            <text:list-item>
              <text:p text:style-name="P4">Collateral effects: </text:p>
              <text:list>
                <text:list-item>
                  <text:p text:style-name="P4">from sw/support/Makefile.inc line 7:</text:p>
                  <text:list>
                    <text:list-item>
                      <text:p text:style-name="P4">GCC_OPT=-mhard-mul -g to GCC_OPT=-msoft-mul -g</text:p>
                    </text:list-item>
                  </text:list>
                </text:list-item>
                <text:list-item>
                  <text:p text:style-name="P4">change sw/support/orp.ld:</text:p>
                  <text:list>
                    <text:list-item>
                      <text:p text:style-name="P4">ram: LENGTH = from 0x00006E00 to 0x00002E00</text:p>
                    </text:list-item>
                    <text:list-item>
                      <text:p text:style-name="P3"><text:span text:style-name="T2">this is not much memory, I recommend the inclusion of the </text:span>wb_ddr<text:span text:style-name="T2"> project to minsoc to use your DDR SRAM memory</text:span></text:p>
                    </text:list-item>
                  </text:list>
                </text:list-item>
                <text:list-item>
                  <text:p text:style-name="P4">change sw/support/board.h</text:p>
                </text:list-item>
              </text:list>
            </text:list-item>
          </text:list>
        </text:list-item>
      </text:list>
      <text:list xml:id="list549799785" text:style-name="L2">
        <text:list-item>
          <text:list>
            <text:list-item>
              <text:list>
                <text:list-item>
                  <text:list>
                    <text:list-item>
                      <text:p text:style-name="P5">IN_CLK to 10000000 <text:tab/>//(10MHz) this will make the simulation have problems with the uart output but will work on implementation</text:p>
                    </text:list-item>
                  </text:list>
                </text:list-item>
              </text:list>
            </text:list-item>
          </text:list>
        </text:list-item>
      </text:list>
      <text:list xml:id="list1130256573" text:continue-list="list1375689001" text:style-name="L1">
        <text:list-item>
          <text:list>
            <text:list-item>
              <text:list>
                <text:list-item>
                  <text:list>
                    <text:list-item>
                      <text:p text:style-name="P4">STACK_SIZE to 0x00180</text:p>
                    </text:list-item>
                  </text:list>
                </text:list-item>
                <text:list-item>
                  <text:p text:style-name="P4">reduce sw/eth.c</text:p>
                  <text:list>
                    <text:list-item>
                      <text:p text:style-name="P4">remove lines 230-231</text:p>
                    </text:list-item>
                    <text:list-item>
                      <text:p text:style-name="P4">remove lines 215-220</text:p>
                    </text:list-item>
                    <text:list-item>
                      <text:p text:style-name="P4">remove line 206</text:p>
                    </text:list-item>
                    <text:list-item>
                      <text:p text:style-name="P4">remove line 202</text:p>
                    </text:list-item>
                    <text:list-item>
                      <text:p text:style-name="P4">change uart_print_long to uart_print_short, line 162</text:p>
                    </text:list-item>
                  </text:list>
                </text:list-item>
              </text:list>
            </text:list-item>
          </text:list>
        </text:list-item>
      </text:list>
      <text:list xml:id="list1114369083" text:style-name="L3">
        <text:list-item>
          <text:list>
            <text:list-item>
              <text:list>
                <text:list-item>
                  <text:list>
                    <text:list-item>
                      <text:p text:style-name="P6">change lines 98 and 99 to char tx_data[64] and char rx_data[64]</text:p>
                    </text:list-item>
                  </text:list>
                </text:list-item>
              </text:list>
            </text:list-item>
          </text:list>
        </text:list-item>
      </text:list>
      <text:list xml:id="list428365806" text:style-name="L4">
        <text:list-item>
          <text:list>
            <text:list-item>
              <text:list>
                <text:list-item>
                  <text:list>
                    <text:list-item>
                      <text:p text:style-name="P7">remove lines 53-70 void uart_print_long(unsigned int ul) {}</text:p>
                    </text:list-item>
                  </text:list>
                </text:list-item>
              </text:list>
            </text:list-item>
          </text:list>
        </text:list-item>
      </text:list>
      <text:list xml:id="list1898684694" text:continue-list="list1130256573" text:style-name="L1">
        <text:list-item>
          <text:list>
            <text:list-item>
              <text:list>
                <text:list-item>
                  <text:list>
                    <text:list-item>
                      <text:p text:style-name="P4"><text:soft-page-break/>remove lines 31-42 void uart_interrupt(){}</text:p>
                    </text:list-item>
                  </text:list>
                </text:list-item>
              </text:list>
            </text:list-item>
            <text:list-item>
              <text:p text:style-name="P3"><text:span text:style-name="T2">Further area optimization possibilities: </text:span><text:span text:style-name="T1">(not necessary, DON'T DO)</text:span></text:p>
              <text:list>
                <text:list-item>
                  <text:p text:style-name="P4">Turn off: pic, tick timer or debug unit</text:p>
                </text:list-item>
              </text:list>
            </text:list-item>
          </text:list>
        </text:list-item>
        <text:list-item>
          <text:p text:style-name="P4">Altera Devices</text:p>
          <text:list>
            <text:list-item>
              <text:p text:style-name="P4">minsoc_defines.v</text:p>
              <text:list>
                <text:list-item>
                  <text:p text:style-name="P4">uncoment `define ALTERA_FPGA</text:p>
                </text:list-item>
                <text:list-item>
                  <text:p text:style-name="P4">comment `define XILINX_FPGA</text:p>
                </text:list-item>
                <text:list-item>
                  <text:p text:style-name="P4">comment `define SPARTAN3A</text:p>
                </text:list-item>
                <text:list-item>
                  <text:p text:style-name="P4">select your memory amount "`define MEMORY_ADR_WIDTH <text:s text:c="2"/>13"</text:p>
                </text:list-item>
                <text:list-item>
                  <text:p text:style-name="P4">choose a clock division for your global clock related to your design max speed by changing the definition: "`define CLOCK_DIVISOR 5". Since you have an Altera device please use only even numbers for the division, odd numbers are going to be rounded down. </text:p>
                </text:list-item>
                <text:list-item>
                  <text:p text:style-name="P4">Define your RESET polarity uncommenting "`define POSITIVE_RESET" or "`define NEGATIVE_RESET" and commenting the other. </text:p>
                </text:list-item>
              </text:list>
            </text:list-item>
            <text:list-item>
              <text:p text:style-name="P4">or1200_defines.v</text:p>
              <text:list>
                <text:list-item>
                  <text:p text:style-name="P3">uncomment `define OR1200_ALTERA_LPM</text:p>
                </text:list-item>
                <text:list-item>
                  <text:p text:style-name="P3">uncomment `define OR1200_RFRAM_DUALPORT</text:p>
                </text:list-item>
                <text:list-item>
                  <text:p text:style-name="P3">comment `define OR1200_RFRAM_GENERIC</text:p>
                </text:list-item>
                <text:list-item>
                  <text:p text:style-name="P3">comment `define OR1200_QMEM_IMPLEMENTE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10-04-29T16:53:02</dc:date>
    <meta:editing-duration>PT21H44M10S</meta:editing-duration>
    <meta:editing-cycles>336</meta:editing-cycles>
    <meta:generator>OpenOffice.org/3.1$Linux OpenOffice.org_project/310m19$Build-9420</meta:generator>
    <dc:creator>Raul Fajardo</dc:creator>
    <meta:document-statistic meta:table-count="0" meta:image-count="0" meta:object-count="3" meta:page-count="7" meta:paragraph-count="184" meta:word-count="1515" meta:character-count="105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